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P1" style:family="paragraph" style:parent-style-name="Table_20_Contents">
      <style:text-properties fo:color="#000000" style:font-name="DejaVu Sans Mono" fo:font-size="10pt" style:font-name-asian="DejaVu Sans Mono" style:font-size-asian="10pt" style:font-name-complex="DejaVu Sans Mono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1) Need check the following, <text:s/>which git repsoitories will be placed in?</text:p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1">org.talend.babel.all-feature </text:p>
            <text:p text:style-name="P1">org.talend.i18n.all-feature </text:p>
            <text:p text:style-name="P1"/>
            <text:p text:style-name="P1">org.talend.rcp.branding.jetlxcmmty </text:p>
            <text:p text:style-name="P1">org.talend.rcp.branding.jetlxcmmty-feature </text:p>
            <text:p text:style-name="P1">org.talend.rcp.branding.sdi </text:p>
            <text:p text:style-name="P1">org.talend.rcp.branding.sdi-feature </text:p>
            <text:p text:style-name="P1"/>
            <text:p text:style-name="P1">test.drools_training </text:p>
            <text:p text:style-name="P1">tuj</text:p>
            <text:p text:style-name="Table_20_Contents"/>
          </table:table-cell>
        </table:table-row>
      </table:table>
      <text:p text:style-name="Standard"><text:tab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16:33:37</meta:creation-date>
    <dc:date>2014-01-28T14:45:04</dc:date>
    <meta:editing-duration>PT35M30S</meta:editing-duration>
    <meta:editing-cycles>44</meta:editing-cycles>
    <meta:generator>LibreOffice/3.5$Linux_X86_64 LibreOffice_project/350m1$Build-202</meta:generator>
    <meta:document-statistic meta:table-count="1" meta:image-count="0" meta:object-count="0" meta:page-count="1" meta:paragraph-count="10" meta:word-count="20" meta:character-count="295" meta:non-whitespace-character-count="275"/>
  </office:meta>
</office:document-meta>
</file>